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esoins composante visuelle.</text:p>
      <text:p text:style-name="P1"/>
      <text:p text:style-name="P4">La composante temporelle est outil qui doit permettre de distinguer et raffiner les informations que l'on souhaite analyser, mais aussi d'être visuellement pertinent pour en extraire des informations utiles. </text:p>
      <text:p text:style-name="P4">Ainsi la composante temporelle doit permettre de situer un opinions dans le temps, connaître son contexte temporelle.</text:p>
      <text:p text:style-name="P4">Elle doit aussi compléter les fonctionnalités de recherche du module en permettant à l'utilisateur d'indiquer une période ou une date, de n'afficher que les opinions relatif à cette dernière.</text:p>
      <text:p text:style-name="P4">Le composant doit permettre également la représentation d'un opinion dans le temps, c'est à dire pouvoir constater les évolutions (positive-négative) sur une période donnée.</text:p>
      <text:p text:style-name="P4">Étant donnée la quantités d'informations que la composante est susceptible d'afficher, elle devra posséder des outils permettant d'abstraire simplement des classes d'opinions (isoler, regrouper) parmi la masse affiché.</text:p>
      <text:p text:style-name="Standard"/>
      <text:p text:style-name="P1">Aspect fonctionnelles</text:p>
      <text:p text:style-name="P1"/>
      <text:p text:style-name="P2">D'après l'analyse des besoins, l'outil visuel qui correspond <text:s/>aux plus près des besoins de la composante temporelle est une frise. C'est un outil efficace qui permet d'abstraire facilement des informations sur un <text:s/>sujet dans le temps</text:p>
      <text:p text:style-name="Standard"><text:span text:style-name="T2">«</text:span><text:span text:style-name="T3">Une frise chronologique ou ligne du temps est une représentation linéaire d’événements positionnés sur la flèche du temps; elle associe des événements à leurs positions dans le temp</text:span>s le long d'une échelle graduée, ce en quoi elle se rapproche d'une chronologie.» </text:p>
      <text:p text:style-name="Standard">Nous souhaitons indexer et montrer l’évolution des thématiques d'opinions dans le temps avec un outil visuel ergonomique et efficace. La frise chronologique remplie ces propriétés.</text:p>
      <text:p text:style-name="Standard"/>
      <text:list xml:id="list601005170" text:style-name="L1">
        <text:list-item>
          <text:p text:style-name="P3">La composante développé doit permettre une manipulation dynamique de la frise chronologique et s’intégrer ergonomiquement dans le module .</text:p>
        </text:list-item>
      </text:list>
      <text:p text:style-name="Standard"/>
      <text:list xml:id="list1217891590" text:continue-numbering="true" text:style-name="L1">
        <text:list-item>
          <text:p text:style-name="P3">On doit pouvoir <text:span text:style-name="T3">naviguer chronologiquement, c'est à dire faire glisser la frise pour faire défiler les dates</text:span>. <text:s/></text:p>
        </text:list-item>
      </text:list>
      <text:p text:style-name="Standard"/>
      <text:list xml:id="list1404577952" text:continue-numbering="true" text:style-name="L1">
        <text:list-item>
          <text:p text:style-name="P3">On souhaite aussi avoir la possibilité de <text:span text:style-name="T3">spécifier l’échelle du temps.</text:span> Par exemple sur une période qui nous intéresse, l'utilisateur doit pouvoir zoomer pour afficher plus de détail, ou au contraire dé-zoomer. </text:p>
        </text:list-item>
      </text:list>
      <text:p text:style-name="Standard"/>
      <text:list xml:id="list1522604173" text:continue-numbering="true" text:style-name="L1">
        <text:list-item>
          <text:p text:style-name="P3">La frise doit mettre à disposition des outils pour manipuler les thématiques à afficher. Les outils de sélection doivent permettre de pouvoir spécifier, généraliser ou regrouper des thématiques dans le but que l'utilisateur puissent composer facilement avec les éléments qui l’intéresse. <text:s/></text:p>
        </text:list-item>
      </text:list>
      <text:p text:style-name="P1"/>
      <text:p text:style-name="P1"/>
      <text:p text:style-name="P1">Aspect tecnhique</text:p>
      <text:p text:style-name="P1"/>
      <text:p text:style-name="P1"/>
      <text:p text:style-name="P1"/>
      <text:p text:style-name="P1"/>
      <text:section text:style-name="Sect1" text:name="Section1" text:protected="true">
        <text:section-source xlink:href="http://upload.wikimedia.org/wikipedia/commons/2/29/Minard.png"/>
        <text:p text:style-name="Text_20_body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 </meta:initial-creator>
    <meta:creation-date>2013-02-05T19:40:44</meta:creation-date>
    <dc:date>2013-02-07T19:47:05</dc:date>
    <dc:creator>franck </dc:creator>
    <meta:editing-duration>PT2H19M45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15" meta:word-count="348" meta:character-count="2401" meta:non-whitespace-character-count="2062"/>
  </office:meta>
</office:document-meta>
</file>